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126AB3106B84ED863B6.png" manifest:media-type="image/png"/>
  <manifest:file-entry manifest:full-path="Pictures/1000000100000215000000A61C8DC3506F7255FD.png" manifest:media-type="image/png"/>
  <manifest:file-entry manifest:full-path="Pictures/10000001000003B4000001269DE6EF3B2325926C.png" manifest:media-type="image/png"/>
  <manifest:file-entry manifest:full-path="Pictures/100000010000023D000001F0BA53249CC3D96DF5.png" manifest:media-type="image/png"/>
  <manifest:file-entry manifest:full-path="Pictures/1000000100000213000001C657FBB6F23B50BD1C.png" manifest:media-type="image/png"/>
  <manifest:file-entry manifest:full-path="Pictures/10000001000003B40000014860CFB2FCB941C8DB.png" manifest:media-type="image/png"/>
  <manifest:file-entry manifest:full-path="Pictures/1000000000000301000006409D5002C1CFF170E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_2a_Titulo_5f_1">
      <style:paragraph-properties fo:margin-top="0cm" fo:margin-bottom="0.349cm" style:contextual-spacing="false"/>
    </style:style>
    <style:style style:name="P4" style:family="paragraph" style:parent-style-name="_2a_Titulo_5f_1">
      <style:paragraph-properties fo:margin-top="0cm" fo:margin-bottom="0.349cm" style:contextual-spacing="false" fo:break-before="page"/>
    </style:style>
    <style:style style:name="P5" style:family="paragraph" style:parent-style-name="_2a_Portada_5f_asigantura">
      <style:text-properties officeooo:rsid="007a6217" officeooo:paragraph-rsid="007a6217"/>
    </style:style>
    <style:style style:name="P6" style:family="paragraph" style:parent-style-name="_2a_TextoCuerpo" style:master-page-name="">
      <loext:graphic-properties draw:fill="none"/>
      <style:paragraph-properties fo:margin-left="0cm" fo:margin-right="0cm" fo:margin-top="0cm" fo:margin-bottom="0.349cm" style:contextual-spacing="false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rsid="007d25d9" officeooo:paragraph-rsid="007d25d9"/>
    </style:style>
    <style:style style:name="P7" style:family="paragraph" style:parent-style-name="_2a_TextoCuerpo">
      <loext:graphic-properties draw:fill="none"/>
      <style:paragraph-properties fo:margin-left="0cm" fo:margin-right="0cm" fo:margin-top="0cm" fo:margin-bottom="0.349cm" style:contextual-spacing="false" fo:text-align="justify" style:justify-single-word="false" fo:text-indent="0cm" style:auto-text-indent="false" fo:background-color="transparent" style:writing-mode="page">
        <style:tab-stops/>
      </style:paragraph-properties>
      <style:text-properties officeooo:rsid="007e66ff" officeooo:paragraph-rsid="007e66ff"/>
    </style:style>
    <style:style style:name="P8" style:family="paragraph" style:parent-style-name="_2a_Titulo_5f_1">
      <style:paragraph-properties fo:margin-top="0cm" fo:margin-bottom="0.349cm" style:contextual-spacing="false" fo:break-before="page"/>
    </style:style>
    <style:style style:name="T1" style:family="text">
      <style:text-properties officeooo:rsid="007737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MBRE ASIGNATURA</text:p>
      <text:p text:style-name="_2a_Portada_5f_temaNumero">TEMA <text:span text:style-name="T1">X</text:span></text:p>
      <text:table-of-content text:style-name="Sect1" text:protected="true" text:name="Sumario1">
        <text:table-of-content-source text:outline-level="10" text:use-index-source-styles="true">
          <text:index-title-template text:style-name="_2a_Portada_5f_temaNombre">Nombre tem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_2a_Titulo_5f_1"/>
          </text:index-source-styles>
          <text:index-source-styles text:outline-level="2">
            <text:index-source-style text:style-name="_2a_Titulo_5f_2"/>
          </text:index-source-styles>
          <text:index-source-styles text:outline-level="3">
            <text:index-source-style text:style-name="_2a_Titulo_5f_3"/>
          </text:index-source-styles>
        </text:table-of-content-source>
        <text:index-body>
          <text:index-title text:style-name="Sect1" text:name="Sumario1_Head">
            <text:p text:style-name="_2a_Portada_5f_temaNombre">Nombre tema</text:p>
          </text:index-title>
          <text:p text:style-name="P2"><text:a xlink:type="simple" xlink:href="#__RefHeading___Toc135_3793983179" text:style-name="Index_20_Link" text:visited-style-name="Index_20_Link">1º Titulo apartado <text:tab/>3</text:a></text:p>
        </text:index-body>
      </text:table-of-content>
      <text:p text:style-name="P3"/>
      <text:p text:style-name="P4"/>
      <text:p text:style-name="P4"><text:bookmark-start text:name="__RefHeading___Toc135_3793983179"/>1º <text:span text:style-name="T1">Titulo apartado</text:span><draw:frame draw:style-name="fr1" draw:name="Imagen2" text:anchor-type="char" svg:x="12.898cm" svg:y="0.699cm" svg:width="4.542cm" svg:height="9.451cm" draw:z-index="1"><draw:image xlink:href="Pictures/1000000000000301000006409D5002C1CFF170E0.jpg" xlink:type="simple" xlink:show="embed" xlink:actuate="onLoad" draw:mime-type="image/jpeg"/></draw:frame><text:bookmark-end text:name="__RefHeading___Toc135_3793983179"/></text:p>
      <text:p text:style-name="P6">dsd<draw:frame draw:style-name="fr1" draw:name="Imagen3" text:anchor-type="char" svg:x="1.45cm" svg:y="1.461cm" svg:width="6.867cm" svg:height="5.872cm" draw:z-index="2"><draw:image xlink:href="Pictures/1000000100000213000001C657FBB6F23B50BD1C.png" xlink:type="simple" xlink:show="embed" xlink:actuate="onLoad" draw:mime-type="image/png"/></draw:frame><draw:frame draw:style-name="fr1" draw:name="Imagen5" text:anchor-type="char" svg:x="5.094cm" svg:y="0.222cm" svg:width="7.576cm" svg:height="6.558cm" draw:z-index="4"><draw:image xlink:href="Pictures/100000010000023D000001F0BA53249CC3D96DF5.png" xlink:type="simple" xlink:show="embed" xlink:actuate="onLoad" draw:mime-type="image/png"/></draw:frame></text:p>
      <text:p text:style-name="P7"/>
      <text:p text:style-name="P7"><draw:frame draw:style-name="fr1" draw:name="Imagen7" text:anchor-type="char" svg:x="2.529cm" svg:y="1.295cm" svg:width="11.121cm" svg:height="3.45cm" draw:z-index="6"><draw:image xlink:href="Pictures/10000001000003B4000001269DE6EF3B2325926C.png" xlink:type="simple" xlink:show="embed" xlink:actuate="onLoad" draw:mime-type="image/png"/></draw:frame><draw:frame draw:style-name="fr1" draw:name="Imagen4" text:anchor-type="char" svg:x="2.332cm" svg:y="-0.212cm" svg:width="14.102cm" svg:height="4.392cm" draw:z-index="3"><draw:image xlink:href="Pictures/1000000100000215000000A61C8DC3506F7255FD.png" xlink:type="simple" xlink:show="embed" xlink:actuate="onLoad" draw:mime-type="image/png"/></draw:frame><draw:frame draw:style-name="fr1" draw:name="Imagen6" text:anchor-type="char" svg:x="6.602cm" svg:y="1.145cm" svg:width="9.56cm" svg:height="3.436cm" draw:z-index="5"><draw:image xlink:href="Pictures/100000010000033200000126AB3106B84ED863B6.png" xlink:type="simple" xlink:show="embed" xlink:actuate="onLoad" draw:mime-type="image/png"/></draw:frame><draw:frame draw:style-name="fr1" draw:name="Imagen1" text:anchor-type="char" svg:x="2.02cm" svg:y="1.145cm" svg:width="9.375cm" svg:height="3.244cm" draw:z-index="0"><draw:image xlink:href="Pictures/10000001000003B40000014860CFB2FCB941C8DB.png" xlink:type="simple" xlink:show="embed" xlink:actuate="onLoad" draw:mime-type="image/png"/></draw:frame></text:p>
      <text:p text:style-name="P7"/>
      <text:p text:style-name="P7">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2a_TextoCuerpo" style:display-name="*TextoCuerpo" style:family="paragraph" style:parent-style-name="Standard" style:master-page-name="">
      <style:paragraph-properties fo:margin-left="0cm" fo:margin-right="0cm" fo:margin-top="0cm" fo:margin-bottom="0.349cm" style:contextual-spacing="false" fo:text-align="justify" style:justify-single-word="false" fo:text-indent="-1cm" style:auto-text-indent="false" style:page-number="auto" style:writing-mode="page">
        <style:tab-stops/>
      </style:paragraph-properties>
      <style:text-properties style:font-size-asian="10.5pt"/>
    </style:style>
    <style:style style:name="_2a_Titulo_5f_3" style:display-name="*Titulo_3" style:family="paragraph" style:parent-style-name="Standard" style:master-page-name="">
      <style:paragraph-properties fo:margin-top="0.499cm" fo:margin-bottom="0.349cm" style:contextual-spacing="false" fo:text-align="justify" style:justify-single-word="false" style:page-number="auto" style:writing-mode="page"/>
      <style:text-properties fo:font-size="14pt" fo:font-style="italic" style:text-underline-style="solid" style:text-underline-width="auto" style:text-underline-color="font-color" fo:font-weight="normal" officeooo:rsid="0015db92" style:font-size-asian="15.6999998092651pt" style:font-weight-asian="bold" style:font-size-complex="18pt" style:font-weight-complex="bold"/>
    </style:style>
    <style:style style:name="_2a_Titulo_5f_1" style:display-name="*Titulo_1" style:family="paragraph" style:parent-style-name="_2a_Titulo_5f_3" style:master-page-name="">
      <loext:graphic-properties draw:fill-image-width="0cm" draw:fill-image-height="0cm"/>
      <style:paragraph-properties fo:margin-top="0.499cm" fo:margin-bottom="0.349cm" style:contextual-spacing="false" style:page-number="auto" style:shadow="none" style:writing-mode="page">
        <style:tab-stops/>
      </style:paragraph-properties>
      <style:text-properties fo:font-size="18pt" fo:font-style="normal" style:text-underline-style="solid" style:text-underline-width="bold" style:text-underline-color="font-color" fo:font-weight="bold" style:font-size-asian="15.6999998092651pt"/>
    </style:style>
    <style:style style:name="_2a_Titulo_5f_2" style:display-name="*Titulo_2" style:family="paragraph" style:parent-style-name="_2a_Titulo_5f_1">
      <style:paragraph-properties fo:margin-top="0.499cm" fo:margin-bottom="0.349cm" style:contextual-spacing="false" style:writing-mode="page"/>
      <style:text-properties fo:font-size="16pt" style:text-underline-style="none" style:font-size-asian="15.6999998092651pt"/>
    </style:style>
    <style:style style:name="_2a_Portada_5f_asigantura" style:display-name="*Portada_asigantura" style:family="paragraph" style:parent-style-name="_2a_TextoCuerpo" style:master-page-name="">
      <style:paragraph-properties fo:margin-left="0cm" fo:margin-right="0cm" fo:margin-top="2cm" fo:margin-bottom="0.349cm" style:contextual-spacing="false" fo:text-align="center" style:justify-single-word="false" fo:text-indent="0cm" style:auto-text-indent="false" style:page-number="auto"/>
      <style:text-properties fo:font-size="24pt" fo:font-weight="bold"/>
    </style:style>
    <style:style style:name="_2a_Portada_5f_temaNombre" style:display-name="*Portada_temaNombre" style:family="paragraph" style:parent-style-name="_2a_Portada_5f_asigantura" style:master-page-name="">
      <style:paragraph-properties fo:margin-top="0cm" fo:margin-bottom="0.499cm" style:contextual-spacing="false" style:page-number="auto"/>
      <style:text-properties fo:font-size="18pt"/>
    </style:style>
    <style:style style:name="_2a_Portada_5f_temaNumero" style:display-name="*Portada_temaNumero" style:family="paragraph" style:parent-style-name="_2a_Portada_5f_asigantura">
      <style:paragraph-properties fo:margin-top="0cm" fo:margin-bottom="1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a_TextoCuerpo_5f_enumeracion_5f_1" style:display-name="*TextoCuerpo_enumeracion_1" style:family="paragraph" style:parent-style-name="_2a_TextoCuerpo" style:master-page-name="">
      <style:paragraph-properties fo:margin-top="0.101cm" fo:margin-bottom="0.101cm" style:contextual-spacing="false" style:page-number="auto">
        <style:tab-stops/>
      </style:paragraph-properties>
    </style:style>
    <style:style style:name="_2a_TextoCuerpo_5f_enumeracion_5f_2" style:display-name="*TextoCuerpo_enumeracion_2" style:family="paragraph" style:parent-style-name="_2a_TextoCuerpo">
      <style:paragraph-properties fo:margin-top="0cm" fo:margin-bottom="0.101cm" style:contextual-spacing="false"/>
    </style:style>
    <style:style style:name="_2a_textoCuerpo_5f_enumeracion_5f_cabecera" style:display-name="*textoCuerpo_enumeracion_cabecera" style:family="paragraph" style:parent-style-name="_2a_TextoCuerpo">
      <style:paragraph-properties fo:margin-top="0cm" fo:margin-bottom="0.15cm" style:contextual-spacing="false"/>
    </style:style>
    <style:style style:name="_2a_TextoCuerpo_5f_enumeracion_5f_1_5f_pie" style:display-name="*TextoCuerpo_enumeracion_1_pie" style:family="paragraph" style:parent-style-name="_2a_TextoCuerpo_5f_enumeracion_5f_1">
      <style:paragraph-properties fo:margin-top="0.101cm" fo:margin-bottom="0.349cm" style:contextual-spacing="false"/>
    </style:style>
    <style:style style:name="_2a_TextoCuerpo_5f_enumeracion_5f_2_5f_pie" style:display-name="*TextoCuerpo_enumeracion_2_pie" style:family="paragraph" style:parent-style-name="_2a_TextoCuerpo_5f_enumeracion_5f_2">
      <style:paragraph-properties fo:margin-top="0cm" fo:margin-bottom="0.349cm" style:contextual-spacing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_2a_TextoCuerpo_5f_formula" style:display-name="*TextoCuerpo_formula" style:family="paragraph" style:parent-style-name="_2a_TextoCuerpo" style:master-page-name="">
      <loext:graphic-properties draw:fill="solid" draw:fill-color="#ffff6d"/>
      <style:paragraph-properties fo:margin-left="1.499cm" fo:margin-right="1.499cm" fo:margin-top="0cm" fo:margin-bottom="0.199cm" style:contextual-spacing="false" fo:text-align="center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4pt" fo:font-style="italic" fo:font-weight="bold"/>
    </style:style>
    <style:style style:name="_2a_TextoCuerpo_5f_formula_5f_explicaciones" style:display-name="*TextoCuerpo_formula_explicaciones" style:family="paragraph" style:parent-style-name="_2a_TextoCuerpo_5f_formula" style:master-page-name="">
      <loext:graphic-properties draw:fill="solid" draw:fill-color="#ffff6d"/>
      <style:paragraph-properties fo:margin-left="1.499cm" fo:margin-right="1.499cm" fo:margin-top="0cm" fo:margin-bottom="0.101cm" style:contextual-spacing="false" fo:text-align="start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2pt" fo:font-weight="normal"/>
    </style:style>
    <style:style style:name="_2a_TextoCuerpo_5f_formula_5f_explicaciones_5f_pie" style:display-name="*TextoCuerpo_formula_explicaciones_pie" style:family="paragraph" style:parent-style-name="_2a_TextoCuerpo_5f_formula_5f_explicaciones">
      <style:paragraph-properties fo:margin-top="0cm" fo:margin-bottom="0.499cm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_2a_Imagen_5f_centrada" style:display-name="*Imagen_centrada" style:family="graphic">
      <style:graphic-properties svg:x="0cm" svg:y="0cm" fo:margin-top="0.101cm" fo:margin-bottom="0.349cm" style:wrap="none" style:vertical-pos="bottom" style:vertical-rel="page-content" style:horizontal-pos="center" style:horizontal-rel="page-content" draw:wrap-influence-on-position="once-concurrent" loext:allow-overlap="true">
        <style:columns fo:column-count="1" fo:column-gap="0cm"/>
      </style:graphic-properties>
    </style:style>
    <style:style style:name="_2a_Imagen_5f_derecha" style:display-name="*Imagen_derecha" style:family="graphic">
      <style:graphic-properties svg:x="0cm" svg:y="0cm" fo:margin-left="0.199cm" fo:margin-right="0cm" fo:margin-top="0.101cm" fo:margin-bottom="0.101cm" style:wrap="left" style:number-wrapped-paragraphs="no-limit" style:wrap-contour="false" style:vertical-pos="bottom" style:vertical-rel="page-content" style:horizontal-pos="from-left" style:horizontal-rel="page-conten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>
      <style:footer>
        <text:p text:style-name="MP1">- <text:page-number text:select-page="current">0</text:page-number><text:s/>-</text:p>
      </style:footer>
      <style:footer-first>
        <text:p text:style-name="MP1">- <text:page-number text:select-page="current">0</text:page-number><text:s/>-</text:p>
      </style:footer-first>
    </style:master-page>
    <style:master-page style:name="Left_20_Page" style:display-name="Left Page" style:page-layout-name="Mpm3" draw:style-name="Mdp1" style:next-style-name="Right_20_Page">
      <style:footer>
        <text:p text:style-name="MP1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3T18:04:26.121434017</meta:creation-date>
    <dc:date>2023-09-25T19:14:55.732159299</dc:date>
    <meta:editing-duration>PT9H10M36S</meta:editing-duration>
    <meta:editing-cycles>72</meta:editing-cycles>
    <meta:generator>LibreOffice/7.4.7.2$Linux_X86_64 LibreOffice_project/40$Build-2</meta:generator>
    <meta:document-statistic meta:table-count="0" meta:image-count="7" meta:object-count="0" meta:page-count="3" meta:paragraph-count="10" meta:word-count="24" meta:character-count="93" meta:non-whitespace-character-count="78"/>
  </office:meta>
</office:document-meta>
</file>